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a87e" officeooo:paragraph-rsid="0001a87e"/>
    </style:style>
    <style:style style:name="P2" style:family="paragraph" style:parent-style-name="Standard">
      <style:text-properties style:font-name="Arial" fo:font-weight="normal" officeooo:paragraph-rsid="0001edf5" style:font-weight-asian="normal" style:font-weight-complex="normal"/>
    </style:style>
    <style:style style:name="P3" style:family="paragraph" style:parent-style-name="Standard">
      <style:text-properties style:font-name="Arial" fo:font-weight="normal" officeooo:paragraph-rsid="000390b0" style:font-weight-asian="normal" style:font-weight-complex="normal"/>
    </style:style>
    <style:style style:name="P4" style:family="paragraph" style:parent-style-name="Standard">
      <style:text-properties style:font-name="Arial" fo:font-weight="normal" officeooo:rsid="0004648c" officeooo:paragraph-rsid="0004648c" style:font-weight-asian="normal" style:font-weight-complex="normal"/>
    </style:style>
    <style:style style:name="P5" style:family="paragraph" style:parent-style-name="Standard">
      <style:text-properties style:font-name="Arial" fo:font-weight="normal" officeooo:rsid="000a6269" officeooo:paragraph-rsid="000a6269" style:font-weight-asian="normal" style:font-weight-complex="normal"/>
    </style:style>
    <style:style style:name="P6" style:family="paragraph" style:parent-style-name="Standard">
      <style:text-properties style:font-name="Arial" fo:font-weight="normal" officeooo:rsid="000a6269" officeooo:paragraph-rsid="000e8bbc"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style:font-name="Arial" fo:font-weight="bold" officeooo:paragraph-rsid="0001edf5" style:font-weight-asian="bold" style:font-weight-complex="bold"/>
    </style:style>
    <style:style style:name="P9" style:family="paragraph" style:parent-style-name="Standard">
      <style:text-properties style:font-name="Arial" fo:font-weight="bold" officeooo:paragraph-rsid="000390b0" style:font-weight-asian="bold" style:font-weight-complex="bold"/>
    </style:style>
    <style:style style:name="P10" style:family="paragraph" style:parent-style-name="Standard">
      <style:text-properties style:font-name="Arial" fo:font-weight="bold" officeooo:rsid="000a6269" officeooo:paragraph-rsid="000a6269" style:font-weight-asian="bold" style:font-weight-complex="bold"/>
    </style:style>
    <style:style style:name="P11" style:family="paragraph" style:parent-style-name="Standard">
      <style:text-properties style:font-name="Arial" fo:font-weight="bold" officeooo:rsid="0004648c" officeooo:paragraph-rsid="0004648c" style:font-weight-asian="bold" style:font-weight-complex="bold"/>
    </style:style>
    <style:style style:name="P12" style:family="paragraph" style:parent-style-name="Standard">
      <style:text-properties style:font-name="Arial" fo:font-weight="bold" officeooo:paragraph-rsid="00058033" style:font-weight-asian="bold" style:font-weight-complex="bold"/>
    </style:style>
    <style:style style:name="P13" style:family="paragraph" style:parent-style-name="Standard">
      <style:text-properties style:font-name="Arial" fo:font-weight="bold" officeooo:rsid="00066887" officeooo:paragraph-rsid="00066887" style:font-weight-asian="bold" style:font-weight-complex="bold"/>
    </style:style>
    <style:style style:name="P14" style:family="paragraph" style:parent-style-name="Standard">
      <style:text-properties style:font-name="Arial" fo:font-weight="bold" officeooo:rsid="000f39bc" officeooo:paragraph-rsid="000f39bc" style:font-weight-asian="bold" style:font-weight-complex="bold"/>
    </style:style>
    <style:style style:name="P15" style:family="paragraph" style:parent-style-name="Standard">
      <style:text-properties style:font-name="Arial" fo:font-size="12pt" fo:font-weight="bold" officeooo:rsid="000f39bc" officeooo:paragraph-rsid="000f39bc" style:font-size-asian="12pt" style:font-weight-asian="bold" style:font-size-complex="12pt" style:font-weight-complex="bold"/>
    </style:style>
    <style:style style:name="P16" style:family="paragraph" style:parent-style-name="Standard">
      <style:text-properties officeooo:paragraph-rsid="000f39bc"/>
    </style:style>
    <style:style style:name="P17" style:family="paragraph" style:parent-style-name="Standard">
      <style:text-properties style:font-name="Arial" fo:font-size="12pt" fo:font-weight="bold" officeooo:rsid="0010eeb6" officeooo:paragraph-rsid="0010eeb6" style:font-size-asian="12pt" style:font-weight-asian="bold" style:font-size-complex="12pt" style:font-weight-complex="bold"/>
    </style:style>
    <style:style style:name="P18" style:family="paragraph" style:parent-style-name="Standard">
      <style:text-properties style:font-name="Arial" fo:font-size="12pt" fo:font-weight="bold" officeooo:rsid="0010eeb6" officeooo:paragraph-rsid="00131946" style:font-size-asian="12pt" style:font-weight-asian="bold" style:font-size-complex="12pt" style:font-weight-complex="bold"/>
    </style:style>
    <style:style style:name="P19" style:family="paragraph" style:parent-style-name="Standard">
      <style:text-properties style:font-name="Arial" fo:font-size="12pt" fo:font-weight="bold" officeooo:rsid="0010eeb6" officeooo:paragraph-rsid="00142213" style:font-size-asian="12pt" style:font-weight-asian="bold" style:font-size-complex="12pt" style:font-weight-complex="bold"/>
    </style:style>
    <style:style style:name="P20" style:family="paragraph" style:parent-style-name="Standard">
      <style:text-properties style:font-name="Arial" fo:font-size="12pt" fo:font-weight="bold" officeooo:rsid="00142213" officeooo:paragraph-rsid="00142213" style:font-size-asian="12pt" style:font-weight-asian="bold" style:font-size-complex="12pt" style:font-weight-complex="bold"/>
    </style:style>
    <style:style style:name="P21" style:family="paragraph" style:parent-style-name="Standard">
      <style:text-properties style:font-name="Arial" fo:font-size="12pt" fo:font-weight="bold" officeooo:rsid="001589eb" officeooo:paragraph-rsid="001589eb" style:font-size-asian="12pt" style:font-weight-asian="bold" style:font-size-complex="12pt" style:font-weight-complex="bold"/>
    </style:style>
    <style:style style:name="P22" style:family="paragraph" style:parent-style-name="Standard">
      <style:text-properties style:font-name="Arial" fo:font-size="12pt" fo:font-weight="bold" officeooo:rsid="0017d961" officeooo:paragraph-rsid="0017d961" style:font-size-asian="12pt" style:font-weight-asian="bold" style:font-size-complex="12pt" style:font-weight-complex="bold"/>
    </style:style>
    <style:style style:name="P23" style:family="paragraph" style:parent-style-name="Standard">
      <style:text-properties style:font-name="Arial" fo:font-size="12pt" fo:font-weight="bold" officeooo:rsid="00181a11" officeooo:paragraph-rsid="00181a11" style:font-size-asian="12pt" style:font-weight-asian="bold" style:font-size-complex="12pt" style:font-weight-complex="bold"/>
    </style:style>
    <style:style style:name="P24" style:family="paragraph" style:parent-style-name="Standard">
      <style:text-properties style:font-name="Arial" fo:font-size="12pt" fo:font-weight="normal" officeooo:rsid="00142213" officeooo:paragraph-rsid="00142213" style:font-size-asian="12pt" style:font-weight-asian="normal" style:font-size-complex="12pt" style:font-weight-complex="normal"/>
    </style:style>
    <style:style style:name="T1" style:family="text">
      <style:text-properties officeooo:rsid="00058033"/>
    </style:style>
    <style:style style:name="T2" style:family="text">
      <style:text-properties officeooo:rsid="00066887"/>
    </style:style>
    <style:style style:name="T3" style:family="text">
      <style:text-properties fo:font-weight="normal" style:font-weight-asian="normal" style:font-weight-complex="normal"/>
    </style:style>
    <style:style style:name="T4" style:family="text">
      <style:text-properties officeooo:rsid="0010eeb6"/>
    </style:style>
    <style:style style:name="T5" style:family="text">
      <style:text-properties style:font-name="Arial" fo:font-size="12pt" fo:font-weight="bold" officeooo:rsid="000f39bc" style:font-size-asian="12pt" style:font-weight-asian="bold" style:font-size-complex="12pt" style:font-weight-complex="bold"/>
    </style:style>
    <style:style style:name="T6" style:family="text">
      <style:text-properties style:font-name="Arial" fo:font-size="12pt" fo:font-weight="bold" officeooo:rsid="0010eeb6" style:font-size-asian="12pt" style:font-weight-asian="bold" style:font-size-complex="12pt" style:font-weight-complex="bold"/>
    </style:style>
    <style:style style:name="T7" style:family="text">
      <style:text-properties officeooo:rsid="00131946"/>
    </style:style>
    <style:style style:name="T8" style:family="text">
      <style:text-properties officeooo:rsid="00137337"/>
    </style:style>
    <style:style style:name="T9" style:family="text">
      <style:text-properties officeooo:rsid="00142213"/>
    </style:style>
    <style:style style:name="T10" style:family="text">
      <style:text-properties officeooo:rsid="0017d961"/>
    </style:style>
    <style:style style:name="T11" style:family="text">
      <style:text-properties officeooo:rsid="00181a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Q 1: (2 points) Write an SQL query using the university schema to find the ID of each student who has never taken a course at the university. Do this using no subqueries and no set operations (use an outer join).</text:span> </text:p>
      <text:p text:style-name="P7"/>
      <text:p text:style-name="P7">select s.ID, s.name</text:p>
      <text:p text:style-name="P7">from student s</text:p>
      <text:p text:style-name="P7">full outer join takes t on s.ID = t.ID</text:p>
      <text:p text:style-name="P7">where t.ID is NULL</text:p>
      <text:p text:style-name="P7"/>
      <text:p text:style-name="P2">Q 2: (2 points) Express the following query in SQL using no subqueries and no set operations. </text:p>
      <text:p text:style-name="P2">select ID </text:p>
      <text:p text:style-name="P2">from student </text:p>
      <text:p text:style-name="P2">except </text:p>
      <text:p text:style-name="P2">select s_id </text:p>
      <text:p text:style-name="P2">from advisor </text:p>
      <text:p text:style-name="P2">where i_ID is not null </text:p>
      <text:p text:style-name="P8"/>
      <text:p text:style-name="P8">select s.ID</text:p>
      <text:p text:style-name="P8">from student s</text:p>
      <text:p text:style-name="P8">full outer join advisor ss on s.ID = ss.s_id</text:p>
      <text:p text:style-name="P8">where ss.<text:span text:style-name="T2">i</text:span>_id is NULL </text:p>
      <text:p text:style-name="P8"/>
      <text:p text:style-name="P3">Q 3 (BONUS): (2 points) Consider the following relation definition: </text:p>
      <text:p text:style-name="P3"/>
      <text:p text:style-name="P3">create table manager( </text:p>
      <text:p text:style-name="P3">emp_id <text:tab/>char(20), </text:p>
      <text:p text:style-name="P3">manager_id <text:tab/>char(20), </text:p>
      <text:p text:style-name="P3">primary key emp_id, </text:p>
      <text:p text:style-name="P3">foreign key (manager_id) references manager(emp_id) on delete cascade) </text:p>
      <text:p text:style-name="P3"/>
      <text:p text:style-name="P9"><text:span text:style-name="T3">The foreign key constraint means that every manager has to be an employee. Explain what is going to happen when a manager is deleted.</text:span> </text:p>
      <text:p text:style-name="P9"/>
      <text:p text:style-name="P11">If an employee is deleted, that’s all that happens. If a manager is deleted, then the corresponding employee id is also deleted. This is due to the delete cascade. In sql cascade delete means that records in the child table are automatically deleted when the corresponding parent table is deleted.</text:p>
      <text:p text:style-name="P11"/>
      <text:p text:style-name="P4">Q 4: (5 points) Consider the following schema: </text:p>
      <text:p text:style-name="P4"/>
      <text:p text:style-name="P4">employee(ID, person name, street, city </text:p>
      <text:p text:style-name="P4">works(ID, company name, salary) </text:p>
      <text:p text:style-name="P4">company(company name, city) </text:p>
      <text:p text:style-name="P4">manages(ID, manager id) </text:p>
      <text:p text:style-name="P4"/>
      <text:p text:style-name="P4">Write a query to find the ID of each employee with no manager: </text:p>
      <text:p text:style-name="P4"><text:soft-page-break/>(a) Using outer join. (2 marks) </text:p>
      <text:p text:style-name="P11"/>
      <text:p text:style-name="P12">select <text:span text:style-name="T1">e</text:span>.ID</text:p>
      <text:p text:style-name="P12">from <text:span text:style-name="T1">employee</text:span> <text:span text:style-name="T1">e</text:span></text:p>
      <text:p text:style-name="P12">full outer join <text:span text:style-name="T1">manages</text:span> <text:span text:style-name="T1">m</text:span> on <text:span text:style-name="T1">e</text:span>.ID = <text:span text:style-name="T1">m</text:span>.ID</text:p>
      <text:p text:style-name="P13">where m.manager_id = null</text:p>
      <text:p text:style-name="P11"/>
      <text:p text:style-name="P4">(b) Without using outer join. (3 marks) </text:p>
      <text:p text:style-name="P4"/>
      <text:p text:style-name="P10">select ID</text:p>
      <text:p text:style-name="P10">from employee</text:p>
      <text:p text:style-name="P10">except</text:p>
      <text:p text:style-name="P10">select ID</text:p>
      <text:p text:style-name="P10">from manages</text:p>
      <text:p text:style-name="P10">where manager_id is not null</text:p>
      <text:p text:style-name="P5"/>
      <text:p text:style-name="P5">Q 5: (12 points) Write a Java program that finds all prerequisites for a given course using JDBC. The program should: </text:p>
      <text:p text:style-name="P5"><text:tab/>• Takes a course id value as input using keyboard. </text:p>
      <text:p text:style-name="P5"><text:tab/>• Finds the prerequisites of this course through a SQL query. </text:p>
      <text:p text:style-name="P5"><text:tab/>• For each course returned, repeats the previous step until no new prerequisites can be found. </text:p>
      <text:p text:style-name="P5"><text:tab/>• Prints the results. </text:p>
      <text:p text:style-name="P10"><text:span text:style-name="T3">Don’t forget to handle the case for cyclic prerequisites. For example, if course A is prerequisite to course B, course B is prerequisite to course C, and course C is prerequisite to course A, do not infinite loop.</text:span> </text:p>
      <text:p text:style-name="P10"/>
      <text:p text:style-name="P6">Q 6: (5 points) Consider the following schema: </text:p>
      <text:p text:style-name="P6">employee(emp name, street, city) </text:p>
      <text:p text:style-name="P6">works(emp name, company name, salary) </text:p>
      <text:p text:style-name="P6">Write a function avg sal that takes a company name as input and finds the average salary of employees in the company. Then, write a SQL query that uses this function to find companies whose employees earn (on average) higher salary than the company “Losers Inc.”. </text:p>
      <text:p text:style-name="P6"/>
      <text:p text:style-name="P15">Create function avg_sal(<text:span text:style-name="T4">comp_name varchar(20)</text:span>)</text:p>
      <text:p text:style-name="P16"><text:span text:style-name="T5"><text:tab/></text:span><text:span text:style-name="T6">returns numeric(12, 2)</text:span></text:p>
      <text:p text:style-name="P17"><text:tab/>Deterministic no external action</text:p>
      <text:p text:style-name="P17"><text:tab/>contains sql</text:p>
      <text:p text:style-name="P17"><text:tab/>begin</text:p>
      <text:p text:style-name="P19"><text:tab/><text:span text:style-name="T9">declare result </text:span>numeric(12, 2) <text:span text:style-name="T9">default <text:s/>0.0</text:span></text:p>
      <text:p text:style-name="P18"><text:tab/><text:span text:style-name="T7">declare count int default 0</text:span></text:p>
      <text:p text:style-name="P18"><text:tab/><text:span text:style-name="T7">declare n int default 0</text:span></text:p>
      <text:p text:style-name="P18"><text:tab/><text:span text:style-name="T7">if comp_name is null then</text:span></text:p>
      <text:p text:style-name="P18"><text:tab/><text:span text:style-name="T7">return null</text:span></text:p>
      <text:p text:style-name="P18"><text:tab/><text:span text:style-name="T7">end if</text:span></text:p>
      <text:p text:style-name="P18"><text:tab/><text:span text:style-name="T8">for c as</text:span></text:p>
      <text:p text:style-name="P18"><text:soft-page-break/><text:tab/><text:tab/><text:span text:style-name="T8">select salary from works</text:span></text:p>
      <text:p text:style-name="P18"><text:tab/><text:span text:style-name="T8">do</text:span></text:p>
      <text:p text:style-name="P18"><text:tab/><text:tab/><text:span text:style-name="T8">set n = n + c.salary</text:span></text:p>
      <text:p text:style-name="P18"><text:tab/><text:tab/><text:span text:style-name="T8">set count = count + 1</text:span></text:p>
      <text:p text:style-name="P18"><text:tab/><text:span text:style-name="T9">end for</text:span></text:p>
      <text:p text:style-name="P18"><text:tab/><text:span text:style-name="T9">set result = n / count</text:span></text:p>
      <text:p text:style-name="P18"><text:tab/><text:span text:style-name="T9">return result</text:span></text:p>
      <text:p text:style-name="P20">end</text:p>
      <text:p text:style-name="P20"/>
      <text:p text:style-name="P20"/>
      <text:p text:style-name="P20">Select c.company_name</text:p>
      <text:p text:style-name="P20">from works c</text:p>
      <text:p text:style-name="P20">where (avg_sal(c) &gt; avg_sal(‘Losers Inc.’))</text:p>
      <text:p text:style-name="P20"/>
      <text:p text:style-name="P24">Q 7 (BONUS): (3 points) Consider the following schema: </text:p>
      <text:p text:style-name="P24">branch(branch name, branch city, assets) </text:p>
      <text:p text:style-name="P24">customer (customer name, customer street, customer city) </text:p>
      <text:p text:style-name="P24">loan (loan number, branch name, amount) </text:p>
      <text:p text:style-name="P24">borrower (customer name, loan number) </text:p>
      <text:p text:style-name="P24">account (account number, branch name, balance) </text:p>
      <text:p text:style-name="P24">depositor (customer name, account number) </text:p>
      <text:p text:style-name="P24">Write a trigger that enforces the following: On delete of an account, for each owner of the account, check if the owner has any remaining accounts, and if she does not, delete her from the depositor relation. </text:p>
      <text:p text:style-name="P20"/>
      <text:p text:style-name="P21">Create trigger del_al<text:span text:style-name="T11">a</text:span></text:p>
      <text:p text:style-name="P21">After delete on account</text:p>
      <text:p text:style-name="P23">referencing old row as oldrow</text:p>
      <text:p text:style-name="P21">for each row</text:p>
      <text:p text:style-name="P22">delete from depositor</text:p>
      <text:p text:style-name="P22">where depositor.customer_name not in</text:p>
      <text:p text:style-name="P22"><text:tab/>(select customer_name </text:p>
      <text:p text:style-name="P22"><text:tab/>from depositor</text:p>
      <text:p text:style-name="P21"><text:tab/><text:span text:style-name="T10">where account_number &lt;&gt; oldrow.account_number)</text:span></text:p>
      <text:p text:style-name="P23">en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a87e" officeooo:paragraph-rsid="0001a87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MP3005 <text:tab/>Assignment 2 <text:tab/>Alex Moncion<text:tab/><text:tab/>10108922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10-07T16:55:24.948000000</dc:date>
    <meta:editing-duration>PT4H3M12S</meta:editing-duration>
    <meta:editing-cycles>3</meta:editing-cycles>
    <meta:document-statistic meta:table-count="0" meta:image-count="0" meta:object-count="0" meta:page-count="3" meta:paragraph-count="94" meta:word-count="652" meta:character-count="3913" meta:non-whitespace-character-count="3278"/>
  </office:meta>
</office:document-meta>
</file>